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fo:margin-top="0cm" fo:margin-bottom="0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445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1.752cm"/>
    </style:style>
    <style:style style:name="Таблица2.C" style:family="table-column">
      <style:table-column-properties style:column-width="7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298cm" fo:margin-left="-0.191cm" fo:margin-top="0cm" fo:margin-bottom="0cm" table:align="left" style:writing-mode="lr-tb"/>
    </style:style>
    <style:style style:name="Таблица3.A" style:family="table-column">
      <style:table-column-properties style:column-width="0.953cm"/>
    </style:style>
    <style:style style:name="Таблица3.B" style:family="table-column">
      <style:table-column-properties style:column-width="2.736cm"/>
    </style:style>
    <style:style style:name="Таблица3.C" style:family="table-column">
      <style:table-column-properties style:column-width="6.503cm"/>
    </style:style>
    <style:style style:name="Таблица3.D" style:family="table-column">
      <style:table-column-properties style:column-width="2.997cm"/>
    </style:style>
    <style:style style:name="Таблица3.E" style:family="table-column">
      <style:table-column-properties style:column-width="4.1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</style:style>
    <style:style style:name="P4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10b6d"/>
    </style:style>
    <style:style style:name="P7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.5pt" fo:font-weight="bold" style:font-size-asian="11.5pt" style:font-weight-asian="bold" style:font-size-complex="11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style:font-size-asian="10pt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12" style:family="paragraph" style:parent-style-name="Default">
      <style:text-properties fo:font-size="10pt" style:font-size-asian="10pt" style:font-size-complex="10pt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4" style:family="paragraph" style:parent-style-name="Default">
      <style:text-properties fo:font-size="10pt" style:font-size-asian="10pt" style:font-size-complex="10pt" style:font-style-complex="italic"/>
    </style:style>
    <style:style style:name="P15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Default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fo:font-weight="bold" style:font-weight-asian="bold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Default">
      <style:paragraph-properties fo:text-align="center" style:justify-single-word="false"/>
      <style:text-properties fo:font-size="5pt" style:font-size-asian="5pt" style:font-size-complex="5pt" style:font-style-complex="italic"/>
    </style:style>
    <style:style style:name="P22" style:family="paragraph" style:parent-style-name="Default">
      <style:text-properties fo:font-size="14pt" style:font-size-asian="14pt" style:font-size-complex="14pt"/>
    </style:style>
    <style:style style:name="P2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Default">
      <style:paragraph-properties fo:margin-left="0cm" fo:margin-right="0cm" fo:text-indent="6.001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5pt" style:font-size-asian="5pt" style:font-name-complex="Times New Roman1" style:font-size-complex="5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9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font-name-asian="MS Mincho" style:language-asian="ja" style:country-asian="JP" style:language-complex="ar" style:country-complex="SA"/>
    </style:style>
    <style:style style:name="P30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language-asian="ru" style:country-asian="RU" style:language-complex="ar" style:country-complex="SA"/>
    </style:style>
    <style:style style:name="P31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/>
    </style:style>
    <style:style style:name="P32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0pt" fo:language="ru" fo:country="RU" style:letter-kerning="false" fo:background-color="#ffffff" style:font-size-asian="10pt" style:language-asian="ru" style:country-asian="RU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Times New Roman"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Default">
      <style:paragraph-properties fo:text-align="justify" style:justify-single-word="false"/>
      <style:text-properties fo:font-size="11pt" fo:language="ru" fo:country="RU" officeooo:rsid="001da836" officeooo:paragraph-rsid="00110b6d" style:letter-kerning="false" style:font-size-asian="11pt" style:language-asian="ru" style:country-asian="RU" style:font-size-complex="11pt" style:language-complex="ar" style:country-complex="SA"/>
    </style:style>
    <style:style style:name="P4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9pt" fo:language="ru" fo:country="RU" style:letter-kerning="false" style:font-size-asian="9pt" style:language-asian="ru" style:country-asian="RU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Default" style:list-style-name="WWNum2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style-complex="italic"/>
    </style:style>
    <style:style style:name="T7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/>
    </style:style>
    <style:style style:name="T8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 style:font-style-complex="italic"/>
    </style:style>
    <style:style style:name="T9" style:family="text">
      <style:text-properties fo:language="ru" fo:country="RU" style:letter-kerning="false" style:language-asian="ru" style:country-asian="RU" style:language-complex="ar" style:country-complex="SA"/>
    </style:style>
    <style:style style:name="T10" style:family="text">
      <style:text-properties fo:language="ru" fo:country="RU" style:letter-kerning="false" style:language-asian="ru" style:country-asian="RU" style:language-complex="ar" style:country-complex="SA" style:font-weight-complex="bold"/>
    </style:style>
    <style:style style:name="T11" style:family="text">
      <style:text-properties fo:language="ru" fo:country="RU" style:text-underline-style="solid" style:text-underline-width="auto" style:text-underline-color="font-color" style:letter-kerning="false" style:language-asian="ru" style:country-asian="RU" style:language-complex="ar" style:country-complex="SA" style:font-weight-complex="bold"/>
    </style:style>
    <style:style style:name="T12" style:family="text">
      <style:text-properties fo:language="ru" fo:country="RU" style:text-underline-style="solid" style:text-underline-width="auto" style:text-underline-color="font-color" officeooo:rsid="00110b6d" style:letter-kerning="false" style:language-asian="ru" style:country-asian="RU" style:language-complex="ar" style:country-complex="SA" style:font-weight-complex="bold"/>
    </style:style>
    <style:style style:name="T13" style:family="text">
      <style:text-properties style:use-window-font-color="true" loext:opacity="0%" fo:language="ru" fo:country="RU" style:letter-kerning="false" style:language-asian="ru" style:country-asian="RU" style:language-complex="ar" style:country-complex="S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10b6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officeooo:rsid="0013c156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10b6d"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110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19"/></text:span><text:span text:style-name="T2">МИНИСТЕРСТВО ЦИФРОВОГО РАЗВИТИЯ, СВЯЗИ И МАССОВЫХ </text:span></text:p>
      <text:h text:style-name="P31" text:outline-level="1">КОММУНИКАЦИЙ РОССИЙСКОЙ ФЕДЕРАЦИИ</text:h>
      <text:p text:style-name="P11"/>
      <text:h text:style-name="P33" text:outline-level="1">Федеральное государственное бюджетное образовательное учреждение </text:h>
      <text:h text:style-name="P33" text:outline-level="1">высшего образования</text:h>
      <text:p text:style-name="P11"/>
      <text:h text:style-name="P32" text:outline-level="1">«Поволжский государственный университет телекоммуникаций и информатики»</text:h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>Факультет</text:p>
          </table:table-cell>
          <table:table-cell table:style-name="Таблица1.B1" office:value-type="string">
            <text:p text:style-name="P37">№1</text:p>
          </table:table-cell>
        </table:table-row>
        <table:table-row table:style-name="Таблица1.1">
          <table:table-cell table:style-name="Таблица1.A1" office:value-type="string">
            <text:p text:style-name="P37">Кафедра</text:p>
          </table:table-cell>
          <table:table-cell table:style-name="Таблица1.B2" office:value-type="string">
            <text:p text:style-name="P39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37">Направление подготовки</text:p>
          </table:table-cell>
          <table:table-cell table:style-name="Таблица1.B2" office:value-type="string">
            <text:p text:style-name="P4"><text:span text:style-name="T9">09.03.04</text:span><text:span text:style-name="T13"> </text:span><text:span text:style-name="T9">Программная инженерия</text:span></text:p>
          </table:table-cell>
        </table:table-row>
      </table:table>
      <text:p text:style-name="P7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СОГЛАСОВАНО</text:p>
            <text:p text:style-name="P40">(руководитель практики от профильной организации)</text:p>
            <text:p text:style-name="P38">________________________________</text:p>
            <text:p text:style-name="P15">должность,</text:p>
            <text:p text:style-name="P38">________________________________</text:p>
            <text:p text:style-name="P15"><text:s text:c="13"/>подпись, <text:s text:c="22"/>И.О. Фамилия</text:p>
            <text:p text:style-name="P38"><text:s/>«_____»_______________2023г.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8">УТВЕРЖДАЮ</text:p>
            <text:p text:style-name="P1"><text:span text:style-name="T10">И.о зав. каф. ____</text:span><text:span text:style-name="T12">УТС</text:span><text:span text:style-name="T10">_____________</text:span></text:p>
            <text:p text:style-name="P10"/>
            <text:p text:style-name="P1"><text:span text:style-name="T11"><text:s text:c="41"/></text:span><text:span text:style-name="T12">Тарасов В.И.</text:span></text:p>
            <text:p text:style-name="P15"><text:s text:c="13"/>подпись, <text:s text:c="22"/>И.О. Фамилия</text:p>
            <text:p text:style-name="P17"/>
            <text:p text:style-name="P1"><text:span text:style-name="T10">«</text:span><text:span text:style-name="T11">_</text:span><text:span text:style-name="T12">23</text:span><text:span text:style-name="T10">_» </text:span><text:span text:style-name="T11">июня</text:span><text:span text:style-name="T10"> 2023г.</text:span></text:p>
          </table:table-cell>
        </table:table-row>
      </table:table>
      <text:p text:style-name="P12">М.П.</text:p>
      <text:p text:style-name="P18"/>
      <text:p text:style-name="P23">РАБОЧИЙ ГРАФИК (ПЛАН)</text:p>
      <text:p text:style-name="P26"><text:span text:style-name="T4">проведения </text:span><text:span text:style-name="T5">Учебной</text:span><text:span text:style-name="T4"> практики</text:span><text:span text:style-name="T3"> </text:span></text:p>
      <text:p text:style-name="P13">(вид практики)</text:p>
      <text:p text:style-name="P27"/>
      <text:p text:style-name="P25"><text:span text:style-name="T6">(Ознакомительная </text:span><text:span text:style-name="T5">практика</text:span><text:span text:style-name="T6">)</text:span></text:p>
      <text:p text:style-name="P13">(тип практики)</text:p>
      <text:p text:style-name="P21"/>
      <text:p text:style-name="P20">студента <text:span text:style-name="T14">1</text:span> курса</text:p>
      <text:p text:style-name="Default"/>
      <text:p text:style-name="Default">Учебная группа <text:span text:style-name="T18">ПрИ-21</text:span></text:p>
      <text:p text:style-name="Default"/>
      <text:p text:style-name="Default">Ф.И.О. студента <text:span text:style-name="T16">Матвиенко Юлия Алексеевна</text:span></text:p>
      <text:p text:style-name="Defaul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16">№</text:p>
              <text:p text:style-name="P16">п/п</text:p>
            </table:table-cell>
            <table:table-cell table:style-name="Таблица3.A1" office:value-type="string">
              <text:p text:style-name="P16">Наименование этапа практики</text:p>
            </table:table-cell>
            <table:table-cell table:style-name="Таблица3.A1" office:value-type="string">
              <text:p text:style-name="P16">Вид работ</text:p>
            </table:table-cell>
            <table:table-cell table:style-name="Таблица3.A1" office:value-type="string">
              <text:p text:style-name="P16">Срок прохождения этапа (периода) практики</text:p>
            </table:table-cell>
            <table:table-cell table:style-name="Таблица3.A1" office:value-type="string">
              <text:p text:style-name="P28">Формы</text:p>
              <text:p text:style-name="P16">текущего контроля и промежуточной аттестации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list xml:id="list3814619707" text:style-name="WWNum2">
              <text:list-item>
                <text:p text:style-name="P41"/>
              </text:list-item>
            </text:list>
          </table:table-cell>
          <table:table-cell table:style-name="Таблица3.B2" office:value-type="string">
            <text:p text:style-name="P3"><text:span text:style-name="Strong"><text:span text:style-name="T7">Подготовительный этап</text:span></text:span></text:p>
          </table:table-cell>
          <table:table-cell table:style-name="Таблица3.C2" office:value-type="string">
            <text:p text:style-name="P36">- вводный инструктаж;</text:p>
            <text:p text:style-name="P36">- инструктаж по технике безопасности;</text:p>
            <text:p text:style-name="P2"><text:span text:style-name="Strong"><text:span text:style-name="T8">- ознакомление с программой практики, индивидуальным заданием, рабочим графиком (планом) проведения практики, формой отчетности</text:span></text:span></text:p>
          </table:table-cell>
          <table:table-cell table:style-name="Таблица3.D2" office:value-type="string">
            <text:p text:style-name="P16">26.06.2023</text:p>
          </table:table-cell>
          <table:table-cell table:style-name="Таблица3.E2" office:value-type="string">
            <text:p text:style-name="P34">собеседование с руководителем практики</text:p>
          </table:table-cell>
        </table:table-row>
        <table:table-row table:style-name="Таблица3.1">
          <table:table-cell table:style-name="Таблица3.A3" office:value-type="string">
            <text:list xml:id="list185047769167004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3" office:value-type="string">
            <text:p text:style-name="P29">Основной этап</text:p>
          </table:table-cell>
          <table:table-cell table:style-name="Таблица3.C3" office:value-type="string">
            <text:p text:style-name="P35">- сбор и анализ материала по проекту;</text:p>
            <text:p text:style-name="P35">- практическая работа;</text:p>
            <text:p text:style-name="P35">- проведение исследования.</text:p>
          </table:table-cell>
          <table:table-cell table:style-name="Таблица3.D3" office:value-type="string">
            <text:p text:style-name="P16">27.06.2023-06.07.2023</text:p>
          </table:table-cell>
          <table:table-cell table:style-name="Таблица3.E3" office:value-type="string">
            <text:p text:style-name="P34">- контроль посещения консультаций руководителя;</text:p>
            <text:p text:style-name="P34">- контроль качества выполнения разделов отчета в соответствии с индивидуальным заданием.</text:p>
          </table:table-cell>
        </table:table-row>
        <table:table-row table:style-name="Таблица3.1">
          <table:table-cell table:style-name="Таблица3.A4" office:value-type="string">
            <text:list xml:id="list185047677931198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4" office:value-type="string">
            <text:p text:style-name="P30">Заключительный этап</text:p>
          </table:table-cell>
          <table:table-cell table:style-name="Таблица3.C4" office:value-type="string">
            <text:p text:style-name="P35">- обобщение полученных результатов;</text:p>
            <text:p text:style-name="P35">- составление отчета по практике и его защита в форме презентации.</text:p>
          </table:table-cell>
          <table:table-cell table:style-name="Таблица3.D4" office:value-type="string">
            <text:p text:style-name="P16">07.07.2023-09.07.2023</text:p>
          </table:table-cell>
          <table:table-cell table:style-name="Таблица3.E4" office:value-type="string">
            <text:p text:style-name="P34">контроль качества оформления отчета и дневника по практике</text:p>
          </table:table-cell>
        </table:table-row>
      </table:table>
      <text:p text:style-name="P22"/>
      <text:p text:style-name="Default"><text:soft-page-break/>Срок прохождения практики: с «26» июня 2023 г. по «09» июля 2023 г. </text:p>
      <text:p text:style-name="Default"/>
      <text:p text:style-name="P5">Место прохождения практики: </text:p>
      <text:p text:style-name="P6"><text:span text:style-name="T17">ПГУТИ, кафедра </text:span><text:span text:style-name="T19">Управления в технических системах</text:span><text:span text:style-name="T17"> (г. Самара, Московское шоссе, д.77)</text:span></text:p>
      <text:p text:style-name="P14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22"/>
      <text:p text:style-name="P22"/>
      <text:p text:style-name="Default">Рассмотрено на заседании кафедры <text:span text:style-name="T20">УТС</text:span></text:p>
      <text:p text:style-name="Default">(протокол № 11 от «2<text:span text:style-name="T20">3</text:span>» июня 2023<text:bookmark text:name="_GoBack"/>г.)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Open Sans1" style:font-family-asian="'Open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fo:font-size="8pt" style:font-size-asian="8pt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501cm" fo:margin-left="2.50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07T11:38:00</meta:creation-date>
    <meta:initial-creator>prep-eis</meta:initial-creator>
    <dc:language>ru-RU</dc:language>
    <meta:print-date>2017-04-18T07:36:00</meta:print-date>
    <dc:date>2023-09-14T18:50:46.681000000</dc:date>
    <meta:editing-cycles>49</meta:editing-cycles>
    <meta:editing-duration>PT1H41M25S</meta:editing-duration>
    <meta:generator>LibreOffice/7.4.1.2$Windows_X86_64 LibreOffice_project/3c58a8f3a960df8bc8fd77b461821e42c061c5f0</meta:generator>
    <meta:document-statistic meta:table-count="3" meta:image-count="0" meta:object-count="0" meta:page-count="2" meta:paragraph-count="66" meta:word-count="247" meta:character-count="2187" meta:non-whitespace-character-count="1869"/>
    <meta:user-defined meta:name="AppVersion">15.0000</meta:user-defined>
    <meta:template xlink:type="simple" xlink:actuate="onRequest" xlink:title="Normal" xlink:href=""/>
  </office:meta>
</office:document-meta>
</file>